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74062" style:font-weight-asian="bold" style:font-weight-complex="bold"/>
    </style:style>
    <style:style style:name="P2" style:family="paragraph" style:parent-style-name="Standard">
      <style:text-properties fo:font-weight="bold" officeooo:rsid="0020014a" officeooo:paragraph-rsid="0009a8b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074062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74062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b10d4"/>
    </style:style>
    <style:style style:name="P6" style:family="paragraph" style:parent-style-name="Standard">
      <style:paragraph-properties fo:text-align="start" style:justify-single-word="false"/>
      <style:text-properties officeooo:paragraph-rsid="000b10d4"/>
    </style:style>
    <style:style style:name="P7" style:family="paragraph" style:parent-style-name="Standard">
      <style:paragraph-properties fo:text-align="start" style:justify-single-word="false"/>
      <style:text-properties officeooo:paragraph-rsid="00074062"/>
    </style:style>
    <style:style style:name="P8" style:family="paragraph" style:parent-style-name="Standard">
      <style:paragraph-properties fo:text-align="start" style:justify-single-word="false"/>
      <style:text-properties officeooo:paragraph-rsid="000fa7d0"/>
    </style:style>
    <style:style style:name="P9" style:family="paragraph" style:parent-style-name="Standard" style:list-style-name="L2">
      <style:text-properties officeooo:paragraph-rsid="0009a8ba"/>
    </style:style>
    <style:style style:name="P10" style:family="paragraph" style:parent-style-name="Standard" style:list-style-name="L2">
      <style:text-properties fo:font-weight="normal" officeooo:rsid="0020014a" officeooo:paragraph-rsid="0009a8ba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position="0% 100%" officeooo:paragraph-rsid="0009a8ba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0074062" style:font-weight-asian="bold" style:font-weight-complex="bold"/>
    </style:style>
    <style:style style:name="T1" style:family="text">
      <style:text-properties style:text-position="0% 100%" fo:font-weight="normal" officeooo:rsid="0020014a" style:font-weight-asian="normal" style:font-weight-complex="normal"/>
    </style:style>
    <style:style style:name="T2" style:family="text">
      <style:text-properties fo:font-weight="normal" officeooo:rsid="0020014a" style:font-weight-asian="normal" style:font-weight-complex="normal"/>
    </style:style>
    <style:style style:name="T3" style:family="text">
      <style:text-properties style:text-position="sub 58%" fo:font-weight="normal" officeooo:rsid="0020014a" style:font-weight-asian="normal" style:font-weight-complex="normal"/>
    </style:style>
    <style:style style:name="T4" style:family="text">
      <style:text-properties officeooo:rsid="000b10d4"/>
    </style:style>
    <style:style style:name="T5" style:family="text">
      <style:text-properties officeooo:rsid="000fa7d0"/>
    </style:style>
    <style:style style:name="T6" style:family="text">
      <style:text-properties officeooo:rsid="00109b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p sort</text:p>
      <text:p text:style-name="P12">Algorithm –<text:span text:style-name="T5"> O(N lg N)</text:span></text:p>
      <text:list xml:id="list4566709897916032763" text:style-name="L1">
        <text:list-item>
          <text:p text:style-name="P4">Construct a <text:span text:style-name="T4">max </text:span>heap <text:span text:style-name="T4">- O(N)</text:span></text:p>
        </text:list-item>
        <text:list-item>
          <text:p text:style-name="P5"><text:span text:style-name="T4">Repeat until there are no elements in the heap - O(N)</text:span></text:p>
          <text:list>
            <text:list-item>
              <text:p text:style-name="P5">Remove max element <text:span text:style-name="T4">and exchange it with the last element of the heap. This places the max element in its final position. - O(lg N)</text:span></text:p>
            </text:list-item>
            <text:list-item>
              <text:p text:style-name="P5"><text:span text:style-name="T4">Now de-link this </text:span><text:span text:style-name="T6">element </text:span><text:span text:style-name="T4">from the heap. </text:span><text:span text:style-name="T6">- O(1)</text:span></text:p>
            </text:list-item>
          </text:list>
        </text:list-item>
      </text:list>
      <text:p text:style-name="P6"><text:span text:style-name="T4"/></text:p>
      <text:p text:style-name="P8"><text:span text:style-name="T5">Heap sort is a non-adaptive </text:span></text:p>
      <text:p text:style-name="P3"/>
      <text:p text:style-name="P3"/>
      <text:p text:style-name="P2">Why is heap sort not stable?</text:p>
      <text:list xml:id="list6034649906018443343" text:style-name="L2">
        <text:list-item>
          <text:p text:style-name="P10">Due to the exchanges during the re-heapification after removing the min element</text:p>
        </text:list-item>
        <text:list-item>
          <text:p text:style-name="P9"><text:span text:style-name="T2">Consider 2</text:span><text:span text:style-name="T3">1</text:span><text:span text:style-name="T2">, 1, 2</text:span><text:span text:style-name="T3">2</text:span><text:span text:style-name="T2">.</text:span></text:p>
          <text:p text:style-name="P9"><text:span text:style-name="T2">Create a heap: 1, 2</text:span><text:span text:style-name="T3">1</text:span><text:span text:style-name="T1">, 2</text:span><text:span text:style-name="T3">2</text:span></text:p>
          <text:p text:style-name="P11"><text:span text:style-name="T2">Heap sort: 1, 2</text:span><text:span text:style-name="T3">2</text:span><text:span text:style-name="T2">, 2</text:span><text:span text:style-name="T3">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4:01:48</meta:creation-date>
    <dc:title>T1</dc:title>
    <meta:editing-duration>PT21M43S</meta:editing-duration>
    <meta:editing-cycles>11</meta:editing-cycles>
    <meta:generator>LibreOffice/4.0.2.2$Linux_x86 LibreOffice_project/400m0$Build-2</meta:generator>
    <meta:initial-creator>Kempa </meta:initial-creator>
    <dc:date>2013-09-09T13:20:47</dc:date>
    <dc:creator>Kempa </dc:creator>
    <meta:document-statistic meta:table-count="0" meta:image-count="0" meta:object-count="0" meta:page-count="1" meta:paragraph-count="12" meta:word-count="103" meta:character-count="492" meta:non-whitespace-character-count="407"/>
    <meta:template xlink:type="simple" xlink:actuate="onRequest" xlink:title="T1" xlink:href="../../../../.config/libreoffice/3/user/template/T1.ott" meta:date="2013-04-25T14:01:46"/>
  </office:meta>
</office:document-meta>
</file>